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5cm"/>
    </style:style>
    <style:style style:name="gr4" style:family="graphic" style:parent-style-name="standard">
      <style:graphic-properties draw:textarea-horizontal-align="justify" draw:textarea-vertical-align="middle" draw:auto-grow-height="false" fo:min-height="7.95cm" fo:min-width="4.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Alapértelmezet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style:font-name="Khmer OS System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Khmer OS System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000000" style:font-name="Khmer OS System" fo:font-size="22pt" style:font-size-asian="22pt" style:font-size-complex="2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ce181e" style:font-name="Khmer OS System" fo:font-size="22pt" style:font-size-asian="22pt" style:font-size-complex="22pt"/>
    </style:style>
    <style:style style:name="T1" style:family="text">
      <style:text-properties style:font-name="Khmer OS System" fo:font-size="22pt" style:font-size-asian="22pt" style:font-size-complex="22pt"/>
    </style:style>
    <style:style style:name="T2" style:family="text">
      <style:text-properties fo:color="#000000" style:font-name="Khmer OS System"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color="#ce181e" style:font-name="Khmer OS System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2" draw:layer="layout" svg:width="26.6cm" svg:height="15cm" svg:x="0.2cm" svg:y="0.2cm">
          <draw:text-box>
            <text:p><text:span text:style-name="T1">String s2 = "";</text:span></text:p>
            <text:p><text:span text:style-name="T1">s2 += "hello";</text:span></text:p>
            <text:p><text:span text:style-name="T1">s2 += "world"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0">
        <office:forms form:automatic-focus="false" form:apply-design-mode="false"/>
        <draw:frame draw:style-name="gr3" draw:text-style-name="P4" draw:layer="layout" svg:width="26.6cm" svg:height="4.8cm" svg:x="0.2cm" svg:y="0.2cm">
          <draw:text-box>
            <text:p text:style-name="P1"><text:span text:style-name="T2">String s2 = "";</text:span></text:p>
            <text:p text:style-name="P1"><text:span text:style-name="T2">s2 += "hello";</text:span></text:p>
            <text:p><text:span text:style-name="T2">s2 += "world";</text:span></text:p>
          </draw:text-box>
        </draw:frame>
        <draw:custom-shape draw:style-name="gr4" draw:text-style-name="P5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6cm" svg:height="0.962cm" svg:x="7.2cm" svg:y="5cm">
          <draw:text-box>
            <text:p><text:span text:style-name="T3">stack</text:span></text:p>
          </draw:text-box>
        </draw:frame>
        <draw:frame draw:style-name="gr5" draw:text-style-name="P6" draw:layer="layout" svg:width="2.2cm" svg:height="0.962cm" svg:x="15.4cm" svg:y="5cm">
          <draw:text-box>
            <text:p><text:span text:style-name="T3">hea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1T0">
        <office:forms form:automatic-focus="false" form:apply-design-mode="false"/>
        <draw:frame draw:style-name="gr6" draw:text-style-name="P8" draw:layer="layout" svg:width="26.6cm" svg:height="4.8cm" svg:x="0.2cm" svg:y="0.2cm">
          <draw:text-box>
            <text:p text:style-name="P1"><text:span text:style-name="T4">String s2 = "";</text:span></text:p>
            <text:p text:style-name="P1"><text:span text:style-name="T2">s2 += "hello";</text:span></text:p>
            <text:p><text:span text:style-name="T2">s2 += "world";</text:span></text:p>
          </draw:text-box>
        </draw:frame>
        <draw:custom-shape draw:style-name="gr4" draw:text-style-name="P5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6cm" svg:height="0.962cm" svg:x="7.2cm" svg:y="5cm">
          <draw:text-box>
            <text:p>stack</text:p>
          </draw:text-box>
        </draw:frame>
        <draw:frame draw:style-name="gr5" draw:text-style-name="P9" draw:layer="layout" svg:width="2.2cm" svg:height="0.962cm" svg:x="15.4cm" svg:y="5cm">
          <draw:text-box>
            <text:p>heap</text:p>
          </draw:text-box>
        </draw:frame>
        <draw:frame draw:style-name="gr5" draw:text-style-name="P9" draw:layer="layout" svg:width="1.6cm" svg:height="0.962cm" svg:x="7cm" svg:y="7.2cm">
          <draw:text-box>
            <text:p>s2</text:p>
          </draw:text-box>
        </draw:frame>
        <draw:frame draw:style-name="gr5" draw:text-style-name="P9" draw:layer="layout" svg:width="2.4cm" svg:height="0.962cm" svg:x="15.2cm" svg:y="7cm">
          <draw:text-box>
            <text:p>””</text:p>
          </draw:text-box>
        </draw:frame>
        <draw:line draw:style-name="gr7" draw:text-style-name="P10" draw:layer="layout" svg:x1="8cm" svg:y1="7.8cm" svg:x2="15.2cm" svg:y2="7.6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1T0">
        <office:forms form:automatic-focus="false" form:apply-design-mode="false"/>
        <draw:frame draw:style-name="gr6" draw:text-style-name="P2" draw:layer="layout" svg:width="26.6cm" svg:height="4.8cm" svg:x="0.2cm" svg:y="0.2cm">
          <draw:text-box>
            <text:p text:style-name="P1"><text:span text:style-name="T4">String s2 = "";</text:span></text:p>
            <text:p text:style-name="P1"><text:span text:style-name="T4">s2 += "hello";</text:span></text:p>
            <text:p><text:span text:style-name="T2">s2 += "world";</text:span></text:p>
          </draw:text-box>
        </draw:frame>
        <draw:custom-shape draw:style-name="gr4" draw:text-style-name="P5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6cm" svg:height="0.962cm" svg:x="7.2cm" svg:y="5cm">
          <draw:text-box>
            <text:p>stack</text:p>
          </draw:text-box>
        </draw:frame>
        <draw:frame draw:style-name="gr5" draw:text-style-name="P9" draw:layer="layout" svg:width="2.2cm" svg:height="0.962cm" svg:x="15.4cm" svg:y="5cm">
          <draw:text-box>
            <text:p>heap</text:p>
          </draw:text-box>
        </draw:frame>
        <draw:frame draw:style-name="gr5" draw:text-style-name="P9" draw:layer="layout" svg:width="1.6cm" svg:height="0.962cm" svg:x="7cm" svg:y="7.2cm">
          <draw:text-box>
            <text:p>s2</text:p>
          </draw:text-box>
        </draw:frame>
        <draw:frame draw:style-name="gr5" draw:text-style-name="P9" draw:layer="layout" svg:width="2.4cm" svg:height="0.962cm" svg:x="15.2cm" svg:y="7cm">
          <draw:text-box>
            <text:p>””</text:p>
          </draw:text-box>
        </draw:frame>
        <draw:frame draw:style-name="gr8" draw:text-style-name="P9" draw:layer="layout" svg:width="3cm" svg:height="1.6cm" svg:x="14.8cm" svg:y="8.2cm">
          <draw:text-box>
            <text:p>”hello”</text:p>
          </draw:text-box>
        </draw:frame>
        <draw:line draw:style-name="gr7" draw:text-style-name="P10" draw:layer="layout" svg:x1="8cm" svg:y1="7.8cm" svg:x2="15cm" svg:y2="8.8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1T0">
        <office:forms form:automatic-focus="false" form:apply-design-mode="false"/>
        <draw:frame draw:style-name="gr6" draw:text-style-name="P11" draw:layer="layout" svg:width="26.6cm" svg:height="4.8cm" svg:x="0.2cm" svg:y="0.2cm">
          <draw:text-box>
            <text:p text:style-name="P1"><text:span text:style-name="T4">String </text:span><text:span text:style-name="T4">s2 = "";</text:span></text:p>
            <text:p text:style-name="P1"><text:span text:style-name="T4">s2 += </text:span><text:span text:style-name="T4">"hello";</text:span></text:p>
            <text:p><text:span text:style-name="T4">s2 += </text:span><text:span text:style-name="T4">"world"</text:span><text:span text:style-name="T4">;</text:span></text:p>
          </draw:text-box>
        </draw:frame>
        <draw:custom-shape draw:style-name="gr4" draw:text-style-name="P5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6cm" svg:height="0.962cm" svg:x="7.2cm" svg:y="5cm">
          <draw:text-box>
            <text:p>stack</text:p>
          </draw:text-box>
        </draw:frame>
        <draw:frame draw:style-name="gr5" draw:text-style-name="P9" draw:layer="layout" svg:width="2.2cm" svg:height="0.962cm" svg:x="15.4cm" svg:y="5cm">
          <draw:text-box>
            <text:p>heap</text:p>
          </draw:text-box>
        </draw:frame>
        <draw:frame draw:style-name="gr5" draw:text-style-name="P9" draw:layer="layout" svg:width="1.6cm" svg:height="0.962cm" svg:x="7cm" svg:y="7.2cm">
          <draw:text-box>
            <text:p>s2</text:p>
          </draw:text-box>
        </draw:frame>
        <draw:frame draw:style-name="gr5" draw:text-style-name="P9" draw:layer="layout" svg:width="2.4cm" svg:height="0.962cm" svg:x="15.2cm" svg:y="7cm">
          <draw:text-box>
            <text:p>””</text:p>
          </draw:text-box>
        </draw:frame>
        <draw:frame draw:style-name="gr8" draw:text-style-name="P9" draw:layer="layout" svg:width="3cm" svg:height="1.6cm" svg:x="14.8cm" svg:y="8.2cm">
          <draw:text-box>
            <text:p>”hello”</text:p>
          </draw:text-box>
        </draw:frame>
        <draw:frame draw:style-name="gr8" draw:text-style-name="P9" draw:layer="layout" svg:width="3cm" svg:height="1.6cm" svg:x="14.8cm" svg:y="9.8cm">
          <draw:text-box>
            <text:p>”world”</text:p>
          </draw:text-box>
        </draw:frame>
        <draw:frame draw:style-name="gr9" draw:text-style-name="P9" draw:layer="layout" svg:width="5.8cm" svg:height="1.673cm" svg:x="13.8cm" svg:y="11.327cm">
          <draw:text-box>
            <text:p>”hello world”</text:p>
          </draw:text-box>
        </draw:frame>
        <draw:line draw:style-name="gr7" draw:text-style-name="P10" draw:layer="layout" svg:x1="8cm" svg:y1="7.8cm" svg:x2="13.8cm" svg:y2="11.8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4ebf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22:53:19.928992526</meta:creation-date>
    <dc:date>2020-05-30T12:14:21.357145617</dc:date>
    <meta:editing-duration>PT12M4S</meta:editing-duration>
    <meta:editing-cycles>6</meta:editing-cycles>
    <meta:generator>LibreOffice/6.0.7.3$Linux_X86_64 LibreOffice_project/00m0$Build-3</meta:generator>
    <meta:document-statistic meta:object-count="65"/>
  </office:meta>
</office:document-meta>
</file>